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style:style style:name="P1" style:parent-style-name="Heading1" style:master-page-name="MPF0" style:family="paragraph">
      <style:paragraph-properties/>
      <style:text-properties fo:color="#0067A5"/>
    </style:style>
    <style:style style:name="P7" style:parent-style-name="Normal" style:family="paragraph">
      <style:paragraph-properties fo:line-height="150%"/>
    </style:style>
    <style:style style:name="T8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11" style:parent-style-name="Heading3" style:family="paragraph">
      <style:text-properties fo:color="#005EB8"/>
    </style:style>
    <style:style style:name="TableColumn13" style:family="table-column">
      <style:table-column-properties style:column-width="1.2798in"/>
    </style:style>
    <style:style style:name="TableColumn14" style:family="table-column">
      <style:table-column-properties style:column-width="3.2486in"/>
    </style:style>
    <style:style style:name="TableColumn15" style:family="table-column">
      <style:table-column-properties style:column-width="3.3465in"/>
    </style:style>
    <style:style style:name="Table12" style:family="table">
      <style:table-properties style:width="7.875in" fo:margin-left="1.1777in" table:align="left"/>
    </style:style>
    <style:style style:name="TableRow16" style:family="table-row">
      <style:table-row-properties/>
    </style:style>
    <style:style style:name="TableCell1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8" style:parent-style-name="Heading3" style:family="paragraph">
      <style:text-properties fo:font-weight="normal" style:font-weight-asian="normal" style:font-weight-complex="bold"/>
    </style:style>
    <style:style style:name="P19" style:parent-style-name="Heading3" style:family="paragraph">
      <style:text-properties fo:font-weight="normal" style:font-weight-asian="normal" style:font-weight-complex="bold"/>
    </style:style>
    <style:style style:name="P20" style:parent-style-name="Heading3" style:family="paragraph">
      <style:text-properties fo:font-weight="normal" style:font-weight-asian="normal" style:font-weight-complex="bold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Heading3" style:family="paragraph">
      <style:paragraph-properties fo:text-align="center"/>
      <style:text-properties fo:color="#005EB8"/>
    </style:style>
    <style:style style:name="P23" style:parent-style-name="Heading3" style:family="paragraph">
      <style:paragraph-properties fo:text-align="center"/>
      <style:text-properties fo:color="#005EB8"/>
    </style:style>
    <style:style style:name="P24" style:parent-style-name="Heading3" style:family="paragraph">
      <style:paragraph-properties fo:text-align="center"/>
      <style:text-properties fo:color="#005EB8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Heading3" style:family="paragraph">
      <style:paragraph-properties fo:text-align="center"/>
      <style:text-properties fo:color="#005EB8"/>
    </style:style>
    <style:style style:name="P30" style:parent-style-name="Heading3" style:family="paragraph">
      <style:paragraph-properties fo:text-align="center"/>
      <style:text-properties fo:color="#005EB8"/>
    </style:style>
    <style:style style:name="TableRow31" style:family="table-row">
      <style:table-row-properties/>
    </style:style>
    <style:style style:name="TableCell3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3" style:parent-style-name="Heading3" style:family="paragraph">
      <style:text-properties fo:font-weight="normal" style:font-weight-asian="normal" style:font-weight-complex="bold"/>
    </style:style>
    <style:style style:name="P34" style:parent-style-name="Heading3" style:family="paragraph">
      <style:text-properties fo:font-weight="normal" style:font-weight-asian="normal" style:font-weight-complex="bold"/>
    </style:style>
    <style:style style:name="P35" style:parent-style-name="Heading3" style:family="paragraph">
      <style:text-properties fo:font-weight="normal" style:font-weight-asian="normal" style:font-weight-complex="bold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Heading3" style:family="paragraph">
      <style:paragraph-properties fo:text-align="center"/>
      <style:text-properties fo:color="#005EB8"/>
    </style:style>
    <style:style style:name="P38" style:parent-style-name="Heading3" style:family="paragraph">
      <style:paragraph-properties fo:text-align="center"/>
      <style:text-properties fo:color="#005EB8"/>
    </style:style>
    <style:style style:name="P39" style:parent-style-name="Heading3" style:family="paragraph">
      <style:paragraph-properties fo:text-align="center"/>
      <style:text-properties fo:color="#005EB8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Heading3" style:family="paragraph">
      <style:paragraph-properties fo:text-align="center"/>
      <style:text-properties fo:color="#005EB8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Heading3" style:family="paragraph">
      <style:text-properties fo:color="#005EB8"/>
    </style:style>
    <style:style style:name="TableCell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9" style:parent-style-name="Heading3" style:family="paragraph">
      <style:paragraph-properties fo:text-align="center"/>
      <style:text-properties fo:font-weight="normal" style:font-weight-asian="normal" style:font-weight-complex="bold"/>
    </style:style>
    <style:style style:name="P50" style:parent-style-name="Heading3" style:family="paragraph">
      <style:paragraph-properties fo:text-align="center"/>
      <style:text-properties fo:font-weight="normal" style:font-weight-asian="normal" style:font-weight-complex="bold"/>
    </style:style>
    <style:style style:name="TableCell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" style:parent-style-name="Heading3" style:family="paragraph">
      <style:paragraph-properties fo:text-align="center"/>
      <style:text-properties fo:font-weight="normal" style:font-weight-asian="normal" style:font-weight-complex="bold"/>
    </style:style>
    <style:style style:name="P53" style:parent-style-name="Heading3" style:family="paragraph">
      <style:paragraph-properties fo:text-align="center"/>
      <style:text-properties fo:font-weight="normal" style:font-weight-asian="normal" style:font-weight-complex="bold"/>
    </style:style>
  </office:automatic-styles>
  <office:body>
    <office:text text:use-soft-page-breaks="true">
      <text:h text:style-name="P1" text:outline-level="1"><text:bookmark-start text:name="Title"/></text:h>
      <text:p text:style-name="P7"><text:bookmark-end text:name="Title"/><text:span text:style-name="T8">Knowledge Prioritisation Matrix</text:span></text:p>
      <text:p text:style-name="P9"><text:span text:style-name="T10">Knowledge and Library Services</text:span></text:p>
      <text:h text:style-name="P11" text:outline-level="3"><text:bookmark-start text:name="Heading3"/></text:h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h text:style-name="P18" text:outline-level="3"/>
            <text:h text:style-name="P19" text:outline-level="3"/>
            <text:h text:style-name="P20" text:outline-level="3">Difficult to Replace</text:h>
          </table:table-cell>
          <table:table-cell table:style-name="TableCell21">
            <text:h text:style-name="P22" text:outline-level="3"/>
            <text:h text:style-name="P23" text:outline-level="3"/>
            <text:h text:style-name="P24" text:outline-level="3">Medium Priority</text:h>
            <text:p text:style-name="P25"/>
            <text:p text:style-name="P26"/>
            <text:p text:style-name="P27"/>
          </table:table-cell>
          <table:table-cell table:style-name="TableCell28">
            <text:h text:style-name="P29" text:outline-level="3"/>
            <text:h text:style-name="P30" text:outline-level="3">High Priority</text:h>
            <text:p text:style-name="Normal"/>
            <text:p text:style-name="Normal"/>
          </table:table-cell>
        </table:table-row>
        <table:table-row table:style-name="TableRow31">
          <table:table-cell table:style-name="TableCell32">
            <text:h text:style-name="P33" text:outline-level="3"/>
            <text:h text:style-name="P34" text:outline-level="3"/>
            <text:h text:style-name="P35" text:outline-level="3">Easy to Replace</text:h>
          </table:table-cell>
          <table:table-cell table:style-name="TableCell36">
            <text:h text:style-name="P37" text:outline-level="3"/>
            <text:h text:style-name="P38" text:outline-level="3"/>
            <text:h text:style-name="P39" text:outline-level="3">Low Priority</text:h>
            <text:p text:style-name="P40"/>
            <text:p text:style-name="P41"/>
            <text:p text:style-name="P42"/>
          </table:table-cell>
          <table:table-cell table:style-name="TableCell43">
            <text:h text:style-name="P44" text:outline-level="3">Medium Priority</text:h>
          </table:table-cell>
        </table:table-row>
        <table:table-row table:style-name="TableRow45">
          <table:table-cell table:style-name="TableCell46">
            <text:h text:style-name="P47" text:outline-level="3"/>
          </table:table-cell>
          <table:table-cell table:style-name="TableCell48">
            <text:h text:style-name="P49" text:outline-level="3"/>
            <text:h text:style-name="P50" text:outline-level="3">Non critical knowledge</text:h>
          </table:table-cell>
          <table:table-cell table:style-name="TableCell51">
            <text:h text:style-name="P52" text:outline-level="3"/>
            <text:h text:style-name="P53" text:outline-level="3">Critical knowledge</text:h>
          </table:table-cell>
        </table:table-row>
      </table:table>
      <text:p text:style-name="Normal"><text:bookmark-end text:name="Heading3"/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style:page-layout style:name="PL0">
      <style:page-layout-properties fo:page-width="11.6805in" fo:page-height="8.2638in" style:print-orientation="landscape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Header" style:family="paragraph">
      <style:paragraph-properties fo:text-align="end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Learning After - Knowledge Harvesting<text:s/>Prioritisation Matrix</text:p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6.74167in" svg:y="-0.41458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3:00Z</meta:creation-date>
    <dc:date>2021-08-12T13:33:00Z</dc:date>
    <meta:print-date>2021-01-11T11:40:00Z</meta:print-date>
    <meta:template xlink:href="Normal.dotm" xlink:type="simple"/>
    <meta:editing-cycles>4</meta:editing-cycles>
    <meta:editing-duration>PT420S</meta:editing-duration>
    <meta:user-defined meta:name="ContentTypeId">0x010100C9FC34537156054BBB8A47CCA687240F</meta:user-defined>
    <meta:document-statistic meta:page-count="1" meta:paragraph-count="1" meta:word-count="34" meta:character-count="231" meta:row-count="1" meta:non-whitespace-character-count="198"/>
  </office:meta>
</office:document-meta>
</file>